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1.251cm" fo:margin-right="0cm" fo:margin-top="0cm" fo:margin-bottom="0cm" style:contextual-spacing="false" fo:text-align="justify" style:justify-single-word="false" fo:text-indent="0cm" style:auto-text-indent="false"/>
      <style:text-properties officeooo:paragraph-rsid="000ca81e"/>
    </style:style>
    <style:style style:name="P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fo:font-weight="bold" officeooo:rsid="000ca81e" officeooo:paragraph-rsid="001018f0" style:font-weight-asian="bold" style:font-weight-complex="bold"/>
    </style:style>
    <style:style style:name="P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fo:font-size="12pt" fo:font-weight="normal" officeooo:rsid="000ca81e" officeooo:paragraph-rsid="000ca81e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fo:font-size="12pt" fo:font-weight="normal" officeooo:rsid="000ca81e" officeooo:paragraph-rsid="001d48e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fo:font-size="12pt" fo:font-weight="normal" officeooo:rsid="001018f0" officeooo:paragraph-rsid="001018f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fo:font-size="12pt" fo:font-weight="normal" officeooo:rsid="00155cf8" officeooo:paragraph-rsid="00155cf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fo:font-size="12pt" fo:font-weight="normal" officeooo:rsid="00174c9b" officeooo:paragraph-rsid="00174c9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fo:font-size="12pt" fo:font-weight="normal" officeooo:rsid="00245a79" officeooo:paragraph-rsid="00245a7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fo:font-size="12pt" fo:font-weight="bold" officeooo:rsid="000ca81e" officeooo:paragraph-rsid="000ca81e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fo:font-size="12pt" fo:font-weight="bold" officeooo:rsid="0011dbb5" officeooo:paragraph-rsid="0011dbb5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fo:font-size="12pt" fo:font-weight="bold" officeooo:rsid="00174c9b" officeooo:paragraph-rsid="00174c9b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fo:font-size="12pt" fo:font-weight="bold" officeooo:rsid="001d48ec" officeooo:paragraph-rsid="001d48ec" style:font-size-asian="10.5pt" style:font-weight-asian="bold" style:font-size-complex="12pt" style:font-weight-complex="bold"/>
    </style:style>
    <style:style style:name="P13" style:family="paragraph" style:parent-style-name="Standard" style:list-style-name="L1">
      <style:paragraph-properties fo:margin-top="0cm" fo:margin-bottom="0cm" style:contextual-spacing="false" fo:text-align="justify" style:justify-single-word="false"/>
      <style:text-properties fo:color="#000000" loext:opacity="100%" fo:font-size="12pt" fo:font-weight="normal" officeooo:rsid="000ca81e" officeooo:paragraph-rsid="000ca81e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fo:color="#000000" loext:opacity="100%" fo:font-size="12pt" fo:font-weight="normal" officeooo:rsid="000ca81e" officeooo:paragraph-rsid="000ca81e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fo:color="#000000" loext:opacity="100%" fo:font-size="12pt" fo:font-weight="normal" officeooo:rsid="002135e2" officeooo:paragraph-rsid="002135e2" style:font-size-asian="10.5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margin-top="0cm" fo:margin-bottom="0cm" style:contextual-spacing="false" fo:text-align="justify" style:justify-single-word="false"/>
      <style:text-properties fo:color="#000000" loext:opacity="100%" fo:font-size="12pt" fo:font-weight="normal" officeooo:rsid="002135e2" officeooo:paragraph-rsid="002135e2" style:font-size-asian="10.5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margin-top="0cm" fo:margin-bottom="0cm" style:contextual-spacing="false" fo:text-align="justify" style:justify-single-word="false"/>
      <style:text-properties fo:color="#000000" loext:opacity="100%" fo:font-size="12pt" fo:font-weight="normal" officeooo:rsid="001018f0" officeooo:paragraph-rsid="001018f0" style:font-size-asian="10.5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margin-top="0cm" fo:margin-bottom="0cm" style:contextual-spacing="false" fo:text-align="justify" style:justify-single-word="false"/>
      <style:text-properties fo:color="#000000" loext:opacity="100%" fo:font-size="12pt" fo:font-weight="normal" officeooo:rsid="00155cf8" officeooo:paragraph-rsid="00155cf8" style:font-size-asian="10.5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margin-top="0cm" fo:margin-bottom="0cm" style:contextual-spacing="false" fo:text-align="justify" style:justify-single-word="false"/>
      <style:text-properties fo:color="#000000" loext:opacity="100%" fo:font-size="12pt" fo:font-weight="normal" officeooo:rsid="00174c9b" officeooo:paragraph-rsid="00174c9b" style:font-size-asian="10.5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margin-top="0cm" fo:margin-bottom="0cm" style:contextual-spacing="false" fo:text-align="justify" style:justify-single-word="false"/>
      <style:text-properties fo:color="#000000" loext:opacity="100%" fo:font-size="12pt" fo:font-weight="normal" officeooo:rsid="00174c9b" officeooo:paragraph-rsid="00174c9b" style:font-size-asian="10.5pt" style:font-weight-asian="normal" style:font-size-complex="12pt" style:font-weight-complex="normal"/>
    </style:style>
    <style:style style:name="P21" style:family="paragraph" style:parent-style-name="Standard" style:list-style-name="L6">
      <style:paragraph-properties fo:margin-top="0cm" fo:margin-bottom="0cm" style:contextual-spacing="false" fo:text-align="justify" style:justify-single-word="false"/>
      <style:text-properties fo:color="#000000" loext:opacity="100%" fo:font-size="12pt" fo:font-weight="normal" officeooo:rsid="001d48ec" officeooo:paragraph-rsid="001d48ec" style:font-size-asian="10.5pt" style:font-weight-asian="normal" style:font-size-complex="12pt" style:font-weight-complex="normal"/>
    </style:style>
    <style:style style:name="T1" style:family="text">
      <style:text-properties fo:color="#2e2706" loext:opacity="100%" fo:font-size="18pt" fo:font-weight="bold" officeooo:rsid="000ca81e" style:font-size-asian="18pt" style:font-weight-asian="bold" style:font-size-complex="18pt" style:font-weight-complex="bold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1018f0" style:font-size-asian="10.5pt" style:font-size-complex="12pt"/>
    </style:style>
    <style:style style:name="T4" style:family="text">
      <style:text-properties officeooo:rsid="00174c9b"/>
    </style:style>
    <style:style style:name="T5" style:family="text">
      <style:text-properties officeooo:rsid="001e78f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Solid Principle</text:span></text:p>
      <text:list xml:id="list3899348874" text:style-name="L1">
        <text:list-item>
          <text:p text:style-name="P13">it helps to write clean, easy maintain code </text:p>
        </text:list-item>
        <text:list-item>
          <text:p text:style-name="P13">set of five rule</text:p>
        </text:list-item>
        <text:list-item>
          <text:p text:style-name="P13">S stands for Single Responsibility Principles</text:p>
        </text:list-item>
        <text:list-item>
          <text:p text:style-name="P13">O stands for Open /closed Principles</text:p>
        </text:list-item>
        <text:list-item>
          <text:p text:style-name="P13">L stands for Liskov Substitution Principles</text:p>
        </text:list-item>
        <text:list-item>
          <text:p text:style-name="P13">I stands for Interface Segregation Principles</text:p>
        </text:list-item>
        <text:list-item>
          <text:p text:style-name="P13">D stands for Dependency Inversion Principles </text:p>
        </text:list-item>
      </text:list>
      <text:p text:style-name="P3"/>
      <text:p text:style-name="P9">Single Responsibility Principles</text:p>
      <text:list xml:id="list3568475356" text:style-name="L2">
        <text:list-item>
          <text:p text:style-name="P14">one class should to one job</text:p>
        </text:list-item>
        <text:list-item>
          <text:p text:style-name="P15">Ex: if you want use bank service . Deposit , withdraw in sepearate class.</text:p>
        </text:list-item>
      </text:list>
      <text:p text:style-name="P3"/>
      <text:p text:style-name="P2"><text:span text:style-name="T2">Open /</text:span><text:span text:style-name="T3">C</text:span><text:span text:style-name="T2">losed Principles</text:span></text:p>
      <text:list xml:id="list712483456" text:style-name="L3">
        <text:list-item>
          <text:p text:style-name="P17">Code should be open for extension,but closed for modification</text:p>
        </text:list-item>
        <text:list-item>
          <text:p text:style-name="P16">EX: if you have method <text:s/>OTP interface and implement in email and message.</text:p>
        </text:list-item>
      </text:list>
      <text:p text:style-name="P5"/>
      <text:p text:style-name="P10">Liskov Substitution Principles</text:p>
      <text:list xml:id="list3825607958" text:style-name="L4">
        <text:list-item>
          <text:p text:style-name="P18">super class object should <text:span text:style-name="T4">be replace in subclass without interrupting the behavior of base class</text:span></text:p>
        </text:list-item>
        <text:list-item>
          <text:p text:style-name="P19">Ex: in facebook support chating,sharingphotos, publishing post, groupvideo call. But in whats app and instagram does support group video call option</text:p>
        </text:list-item>
      </text:list>
      <text:p text:style-name="P6"/>
      <text:p text:style-name="P11">Interface Segregatioin Principles</text:p>
      <text:list xml:id="list3235627115" text:style-name="L5">
        <text:list-item>
          <text:p text:style-name="P20">do not force any client to implement an interface which is irrelevent </text:p>
        </text:list-item>
        <text:list-item>
          <text:p text:style-name="P20">Ex: google is offering <text:s/>money payment,scrachcard, cashback but paytm does not support tat srachcard option </text:p>
        </text:list-item>
      </text:list>
      <text:p text:style-name="P7"/>
      <text:p text:style-name="P12">Dependency Inversion</text:p>
      <text:list xml:id="list1641467704" text:style-name="L6">
        <text:list-item>
          <text:p text:style-name="P21">must use abstraction</text:p>
        </text:list-item>
        <text:list-item>
          <text:p text:style-name="P21">high level modules should not depend on low level module but depend on abstraction</text:p>
        </text:list-item>
        <text:list-item>
          <text:p text:style-name="P21">EX: you are going shopping mall you have credit card and debit card. <text:span text:style-name="T5">If you dont have any any money you can use credit card. So it is a concept</text:span></text:p>
        </text:list-item>
      </text:list>
      <text:p text:style-name="P4"/>
      <text:p text:style-name="P8">Git Link: https://github.com/Manonmani13/EverySiteProgramPractice/tree/main/Solid-Principles/solid-principles-example1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6T21:54:59.098623605</meta:creation-date>
    <dc:date>2025-08-10T08:36:17.257538446</dc:date>
    <meta:editing-duration>PT2H27M43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231" meta:character-count="1466" meta:non-whitespace-character-count="1269"/>
  </office:meta>
</office:document-meta>
</file>